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4DF1B2DFC03A0D600E.png" manifest:media-type="image/png"/>
  <manifest:file-entry manifest:full-path="Pictures/10000001000002A2000002D7A38C0DEA4549D3EF.png" manifest:media-type="image/png"/>
  <manifest:file-entry manifest:full-path="Pictures/100000010000025E00000365CD08F485C8D11309.png" manifest:media-type="image/png"/>
  <manifest:file-entry manifest:full-path="Pictures/10000001000001DD0000032415A00C4C1837E2AA.png" manifest:media-type="image/png"/>
  <manifest:file-entry manifest:full-path="Pictures/1000000100000725000000FEC87266882C2C5A11.png" manifest:media-type="image/png"/>
  <manifest:file-entry manifest:full-path="Pictures/10000001000003C600000069D79EE40A7A01FA52.png" manifest:media-type="image/png"/>
  <manifest:file-entry manifest:full-path="Pictures/100000010000017D0000002A9E6D6D8DDA061546.png" manifest:media-type="image/png"/>
  <manifest:file-entry manifest:full-path="Pictures/10000001000001FF000000B99746C33FCCEA57CF.png" manifest:media-type="image/png"/>
  <manifest:file-entry manifest:full-path="Pictures/100000010000015A0000002AFF9B8225397B0A17.png" manifest:media-type="image/png"/>
  <manifest:file-entry manifest:full-path="Pictures/10000001000001EE000000BB6A76671C67AEE312.png" manifest:media-type="image/png"/>
  <manifest:file-entry manifest:full-path="Pictures/1000000100000211000001FC4E90D2B4DA8CC9C3.png" manifest:media-type="image/png"/>
  <manifest:file-entry manifest:full-path="Pictures/100000010000016C0000004CD2A3EFC552FB4C01.png" manifest:media-type="image/png"/>
  <manifest:file-entry manifest:full-path="Pictures/10000001000001EE0000006B45C4BCDD038D18C4.png" manifest:media-type="image/png"/>
  <manifest:file-entry manifest:full-path="Pictures/10000001000003490000021BBE2F5E90A5D896BF.png" manifest:media-type="image/png"/>
  <manifest:file-entry manifest:full-path="Pictures/10000001000006E000000295C313B7A885991407.png" manifest:media-type="image/png"/>
  <manifest:file-entry manifest:full-path="Pictures/100000010000071D0000010393911581F8321270.png" manifest:media-type="image/png"/>
  <manifest:file-entry manifest:full-path="Pictures/1000000100000360000000DE664118AEBB62D787.png" manifest:media-type="image/png"/>
  <manifest:file-entry manifest:full-path="Pictures/10000001000001BA000001980CB62668751F30F1.png" manifest:media-type="image/png"/>
  <manifest:file-entry manifest:full-path="Pictures/10000001000002EA00000035E7890A36A26EC7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1bd" officeooo:paragraph-rsid="0007f1bd"/>
    </style:style>
    <style:style style:name="P2" style:family="paragraph" style:parent-style-name="Standard">
      <style:text-properties officeooo:rsid="0008f0eb" officeooo:paragraph-rsid="0007f1bd"/>
    </style:style>
    <style:style style:name="P3" style:family="paragraph" style:parent-style-name="Standard">
      <style:text-properties officeooo:rsid="0008f0eb" officeooo:paragraph-rsid="0008f0eb"/>
    </style:style>
    <style:style style:name="P4" style:family="paragraph" style:parent-style-name="Standard">
      <style:text-properties officeooo:rsid="00096458" officeooo:paragraph-rsid="00096458"/>
    </style:style>
    <style:style style:name="P5" style:family="paragraph" style:parent-style-name="Standard">
      <style:text-properties officeooo:rsid="000a8fcf" officeooo:paragraph-rsid="00096458"/>
    </style:style>
    <style:style style:name="P6" style:family="paragraph" style:parent-style-name="Standard">
      <style:text-properties officeooo:rsid="000a8fcf" officeooo:paragraph-rsid="000a8fcf"/>
    </style:style>
    <style:style style:name="P7" style:family="paragraph" style:parent-style-name="Standard">
      <style:text-properties officeooo:rsid="000aa074" officeooo:paragraph-rsid="000aa074"/>
    </style:style>
    <style:style style:name="P8" style:family="paragraph" style:parent-style-name="Standard">
      <style:text-properties officeooo:rsid="000aa074" officeooo:paragraph-rsid="000cf1df"/>
    </style:style>
    <style:style style:name="P9" style:family="paragraph" style:parent-style-name="Standard">
      <style:text-properties officeooo:rsid="000cf1df" officeooo:paragraph-rsid="0007f1bd"/>
    </style:style>
    <style:style style:name="P10" style:family="paragraph" style:parent-style-name="Standard">
      <style:text-properties officeooo:rsid="000cf1df" officeooo:paragraph-rsid="000cf1df"/>
    </style:style>
    <style:style style:name="P11" style:family="paragraph" style:parent-style-name="Standard">
      <style:text-properties officeooo:rsid="000cf1df" officeooo:paragraph-rsid="000dcc9c"/>
    </style:style>
    <style:style style:name="P12" style:family="paragraph" style:parent-style-name="Standard">
      <style:text-properties officeooo:rsid="000ee297" officeooo:paragraph-rsid="000ee297"/>
    </style:style>
    <style:style style:name="P13" style:family="paragraph" style:parent-style-name="Standard">
      <style:text-properties officeooo:rsid="00108a17" officeooo:paragraph-rsid="00108a17"/>
    </style:style>
    <style:style style:name="P14" style:family="paragraph" style:parent-style-name="Standard">
      <style:text-properties officeooo:rsid="0012548c" officeooo:paragraph-rsid="0012548c"/>
    </style:style>
    <style:style style:name="T1" style:family="text">
      <style:text-properties officeooo:rsid="000cf1df"/>
    </style:style>
    <style:style style:name="T2" style:family="text">
      <style:text-properties officeooo:rsid="000ee2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  <text:p text:style-name="P1"/>
      <text:p text:style-name="P1"/>
      <text:p text:style-name="P1"><draw:frame draw:style-name="fr2" draw:name="Image1" text:anchor-type="char" svg:x="1.039cm" svg:y="0.18cm" svg:width="9.924cm" svg:height="9.16cm" draw:z-index="9"><draw:image xlink:href="Pictures/10000001000001BA000001980CB62668751F30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</text:p>
      <text:p text:style-name="P9"><draw:frame draw:style-name="fr2" draw:name="Image10" text:anchor-type="char" svg:x="0.921cm" svg:y="0.346cm" svg:width="10.095cm" svg:height="12.067cm" draw:z-index="8"><draw:image xlink:href="Pictures/10000001000001DD0000032415A00C4C1837E2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894cm" svg:y="0.206cm" svg:width="10.081cm" svg:height="1.111cm" draw:z-index="0"><draw:image xlink:href="Pictures/100000010000017D0000002A9E6D6D8DDA061546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><draw:frame draw:style-name="fr2" draw:name="Image3" text:anchor-type="char" svg:x="0.748cm" svg:y="0.023cm" svg:width="16.372cm" svg:height="1.986cm" draw:z-index="1"><draw:image xlink:href="Pictures/100000010000015A0000002AFF9B8225397B0A17.png" xlink:type="simple" xlink:show="embed" xlink:actuate="onLoad" draw:mime-type="image/png"/></draw:frame></text:p>
      <text:p text:style-name="P2"/>
      <text:p text:style-name="P3">4.</text:p>
      <text:p text:style-name="P3"><text:s text:c="8"/><draw:frame draw:style-name="fr2" draw:name="Image4" text:anchor-type="char" svg:x="0.714cm" svg:y="0cm" svg:width="17cm" svg:height="1.847cm" draw:z-index="7"><draw:image xlink:href="Pictures/10000001000003C600000069D79EE40A7A01FA52.png" xlink:type="simple" xlink:show="embed" xlink:actuate="onLoad" draw:mime-type="image/png"/></draw:frame></text:p>
      <text:p text:style-name="P4"/>
      <text:p text:style-name="P4">5.</text:p>
      <text:p text:style-name="P4"/>
      <text:p text:style-name="P4"><draw:frame draw:style-name="fr2" draw:name="Image5" text:anchor-type="char" svg:x="0.748cm" svg:y="0.243cm" svg:width="13.07cm" svg:height="4.948cm" draw:z-index="2"><draw:image xlink:href="Pictures/10000001000001EE000000BB6A76671C67AEE3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6.</text:p>
      <text:p text:style-name="P4"/>
      <text:p text:style-name="P4"><draw:frame draw:style-name="fr2" draw:name="Image6" text:anchor-type="char" svg:x="0.736cm" svg:y="0.191cm" svg:width="13.52cm" svg:height="4.895cm" draw:z-index="3"><draw:image xlink:href="Pictures/10000001000001FF000000B99746C33FCCEA57CF.png" xlink:type="simple" xlink:show="embed" xlink:actuate="onLoad" draw:mime-type="image/png"/></draw:frame></text:p>
      <text:p text:style-name="P4"/>
      <text:p text:style-name="P5"><draw:frame draw:style-name="fr2" draw:name="Image7" text:anchor-type="char" svg:x="1.965cm" svg:y="0.212cm" svg:width="9.631cm" svg:height="2.011cm" draw:z-index="4"><draw:image xlink:href="Pictures/100000010000016C0000004CD2A3EFC552FB4C0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">7</text:span>.</text:p>
      <text:p text:style-name="P7"><draw:frame draw:style-name="fr4" draw:name="Image8" text:anchor-type="char" svg:width="15.274cm" svg:height="1.085cm" draw:z-index="5"><draw:image xlink:href="Pictures/10000001000002EA00000035E7890A36A26EC7EC.png" xlink:type="simple" xlink:show="embed" xlink:actuate="onLoad" draw:mime-type="image/png"/></draw:frame><text:s/></text:p>
      <text:p text:style-name="P7"/>
      <text:p text:style-name="P7">8.</text:p>
      <text:p text:style-name="P7"><draw:frame draw:style-name="fr2" draw:name="Image9" text:anchor-type="char" svg:x="0.854cm" svg:y="0.201cm" svg:width="13.07cm" svg:height="2.831cm" draw:z-index="6"><draw:image xlink:href="Pictures/10000001000001EE0000006B45C4BCDD038D18C4.png" xlink:type="simple" xlink:show="embed" xlink:actuate="onLoad" draw:mime-type="image/png"/></draw:frame><text:s text:c="5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9. <text:s text:c="4"/><draw:frame draw:style-name="fr2" draw:name="Image11" text:anchor-type="char" svg:x="-0.573cm" svg:y="0.847cm" svg:width="19.016cm" svg:height="4.538cm" draw:z-index="10"><draw:image xlink:href="Pictures/1000000100000725000000FEC87266882C2C5A11.png" xlink:type="simple" xlink:show="embed" xlink:actuate="onLoad" draw:mime-type="image/png"/></draw:frame><text:span text:style-name="T2">a.</text:span></text:p>
      <text:p text:style-name="P7"/>
      <text:p text:style-name="P12"><draw:frame draw:style-name="fr2" draw:name="Image12" text:anchor-type="char" svg:x="-0.469cm" svg:y="0.743cm" svg:width="18.523cm" svg:height="5.376cm" draw:z-index="11"><draw:image xlink:href="Pictures/100000010000071D0000010393911581F8321270.png" xlink:type="simple" xlink:show="embed" xlink:actuate="onLoad" draw:mime-type="image/png"/></draw:frame>b. <text:s text:c="3"/></text:p>
      <text:p text:style-name="P12"/>
      <text:p text:style-name="P13">c.</text:p>
      <text:p text:style-name="P13"/>
      <text:p text:style-name="P13"><draw:frame draw:style-name="fr2" draw:name="Image13" text:anchor-type="char" svg:x="-0.609cm" svg:y="0cm" svg:width="17cm" svg:height="4.367cm" draw:z-index="12"><draw:image xlink:href="Pictures/1000000100000360000000DE664118AEBB62D787.png" xlink:type="simple" xlink:show="embed" xlink:actuate="onLoad" draw:mime-type="image/png"/></draw:frame><text:s text:c="164"/></text:p>
      <text:p text:style-name="P13"><text:soft-page-break/>d.<draw:frame draw:style-name="fr2" draw:name="Image14" text:anchor-type="char" svg:x="-1.614cm" svg:y="0.794cm" svg:width="20.242cm" svg:height="7.599cm" draw:z-index="13"><draw:image xlink:href="Pictures/10000001000006E000000295C313B7A885991407.png" xlink:type="simple" xlink:show="embed" xlink:actuate="onLoad" draw:mime-type="image/png"/></draw:frame></text:p>
      <text:p text:style-name="P13"/>
      <text:p text:style-name="P13">e. </text:p>
      <text:p text:style-name="P13"><draw:frame draw:style-name="fr4" draw:name="Image15" text:anchor-type="char" svg:width="12.728cm" svg:height="18.253cm" draw:z-index="14"><draw:image xlink:href="Pictures/100000010000025E00000365CD08F485C8D11309.png" xlink:type="simple" xlink:show="embed" xlink:actuate="onLoad" draw:mime-type="image/png"/></draw:frame><text:s text:c="45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f. <text:s text:c="15"/><draw:frame draw:style-name="fr3" draw:name="Image16" text:anchor-type="char" svg:width="12.767cm" svg:height="13.771cm" draw:z-index="15"><draw:image xlink:href="Pictures/10000001000002A2000002D7A38C0DEA4549D3EF.png" xlink:type="simple" xlink:show="embed" xlink:actuate="onLoad" draw:mime-type="image/png"/></draw:frame><text:s text:c="18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. </text:p>
      <text:p text:style-name="P14"/>
      <text:p text:style-name="P14"/>
      <text:p text:style-name="P14"><text:s text:c="7"/></text:p>
      <text:p text:style-name="P14"><draw:frame draw:style-name="fr2" draw:name="Image17" text:anchor-type="char" svg:x="0.265cm" svg:y="0.037cm" svg:width="17cm" svg:height="1.9cm" draw:z-index="16"><draw:image xlink:href="Pictures/10000001000002B10000004DF1B2DFC03A0D600E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h.</text:p>
      <text:p text:style-name="P14"/>
      <text:p text:style-name="P14"/>
      <text:p text:style-name="P14"><draw:frame draw:style-name="fr2" draw:name="Image18" text:anchor-type="char" svg:x="1.531cm" svg:y="0.099cm" svg:width="11.24cm" svg:height="10.793cm" draw:z-index="17"><draw:image xlink:href="Pictures/1000000100000211000001FC4E90D2B4DA8CC9C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0. <draw:frame draw:style-name="fr1" draw:name="Image19" text:anchor-type="char" svg:width="17cm" svg:height="10.896cm" draw:z-index="18"><draw:image xlink:href="Pictures/10000001000003490000021BBE2F5E90A5D896BF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4:38:58.491997641</meta:creation-date>
    <dc:date>2025-07-24T17:29:23.614741500</dc:date>
    <meta:editing-duration>PT11S</meta:editing-duration>
    <meta:editing-cycles>1</meta:editing-cycles>
    <meta:generator>LibreOffice/7.3.7.2$Linux_X86_64 LibreOffice_project/30$Build-2</meta:generator>
    <meta:document-statistic meta:table-count="0" meta:image-count="19" meta:object-count="0" meta:page-count="7" meta:paragraph-count="25" meta:word-count="18" meta:character-count="362" meta:non-whitespace-character-count="37"/>
  </office:meta>
</office:document-meta>
</file>